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66a0f" officeooo:paragraph-rsid="0033b25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rsid="00166a0f" officeooo:paragraph-rsid="001d115e"/>
    </style:style>
    <style:style style:name="P3" style:family="paragraph" style:parent-style-name="Standard">
      <style:paragraph-properties fo:text-align="start" style:justify-single-word="false"/>
      <style:text-properties fo:font-style="italic" officeooo:rsid="0016b25f" officeooo:paragraph-rsid="00189a92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officeooo:rsid="001a88d2" officeooo:paragraph-rsid="001b24fa"/>
    </style:style>
    <style:style style:name="P5" style:family="paragraph" style:parent-style-name="Standard">
      <style:paragraph-properties fo:text-align="start" style:justify-single-word="false"/>
      <style:text-properties officeooo:rsid="001d115e" officeooo:paragraph-rsid="001d115e"/>
    </style:style>
    <style:style style:name="P6" style:family="paragraph" style:parent-style-name="Standard">
      <style:paragraph-properties fo:text-align="start" style:justify-single-word="false"/>
      <style:text-properties officeooo:rsid="001fedc4" officeooo:paragraph-rsid="001fedc4"/>
    </style:style>
    <style:style style:name="P7" style:family="paragraph" style:parent-style-name="Standard">
      <style:paragraph-properties fo:text-align="start" style:justify-single-word="false"/>
      <style:text-properties officeooo:rsid="0022860e" officeooo:paragraph-rsid="0022860e"/>
    </style:style>
    <style:style style:name="P8" style:family="paragraph" style:parent-style-name="Standard">
      <style:paragraph-properties fo:text-align="start" style:justify-single-word="false"/>
      <style:text-properties style:text-position="0% 100%" officeooo:rsid="00166a0f" officeooo:paragraph-rsid="00295ba2"/>
    </style:style>
    <style:style style:name="P9" style:family="paragraph" style:parent-style-name="Standard">
      <style:paragraph-properties fo:text-align="start" style:justify-single-word="false"/>
      <style:text-properties style:text-position="0% 100%" officeooo:rsid="00166a0f" officeooo:paragraph-rsid="00775674"/>
    </style:style>
    <style:style style:name="P10" style:family="paragraph" style:parent-style-name="Standard">
      <style:paragraph-properties fo:text-align="start" style:justify-single-word="false"/>
      <style:text-properties style:text-position="0% 100%" officeooo:rsid="00166a0f" officeooo:paragraph-rsid="0081b646"/>
    </style:style>
    <style:style style:name="P11" style:family="paragraph" style:parent-style-name="Standard">
      <style:paragraph-properties fo:text-align="start" style:justify-single-word="false"/>
      <style:text-properties style:text-position="0% 100%" fo:font-size="11pt" fo:font-weight="bold" officeooo:rsid="00489929" officeooo:paragraph-rsid="00ba66e7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position="0% 100%" fo:font-size="11pt" fo:font-weight="bold" officeooo:rsid="00bba875" officeooo:paragraph-rsid="00bba875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position="0% 100%" style:font-name="Liberation Serif1" fo:font-style="italic" fo:font-weight="normal" officeooo:rsid="00786b20" officeooo:paragraph-rsid="00786b20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position="0% 100%" style:font-name="Liberation Serif1" fo:font-style="italic" fo:font-weight="normal" officeooo:rsid="002995dd" officeooo:paragraph-rsid="002995dd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position="0% 100%" style:font-name="Liberation Serif1" fo:font-weight="normal" officeooo:rsid="007c91b7" officeooo:paragraph-rsid="002fc758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position="0% 100%" style:font-name="Liberation Serif1" fo:font-weight="normal" officeooo:rsid="0026b294" officeooo:paragraph-rsid="00775674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position="0% 100%" style:font-name="Liberation Serif1" fo:font-weight="normal" officeooo:rsid="002b6076" officeooo:paragraph-rsid="00775674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text-position="0% 100%" style:font-name="Liberation Serif1" fo:font-weight="bold" officeooo:rsid="0026b294" officeooo:paragraph-rsid="0043914e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text-position="0% 100%" style:font-name="Liberation Serif1" fo:font-style="normal" fo:font-weight="normal" officeooo:rsid="002b6076" officeooo:paragraph-rsid="00847745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position="0% 100%" style:font-name="Liberation Serif1" fo:font-style="normal" fo:font-weight="normal" officeooo:rsid="002b6076" officeooo:paragraph-rsid="00b5aa6e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italic" fo:font-weight="normal" officeooo:rsid="002b6076" officeooo:paragraph-rsid="00b5aa6e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italic" fo:font-weight="normal" officeooo:rsid="002b6076" officeooo:paragraph-rsid="00b6010a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position="0% 100%" style:font-name="Liberation Serif1" fo:font-size="12pt" fo:font-weight="normal" officeooo:rsid="00ba66e7" officeooo:paragraph-rsid="00bba875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position="0% 100%" fo:font-weight="normal" officeooo:rsid="002995dd" officeooo:paragraph-rsid="0081ac24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position="0% 100%" officeooo:rsid="002995dd" officeooo:paragraph-rsid="00775674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22860e" officeooo:paragraph-rsid="003be75e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22860e" officeooo:paragraph-rsid="003cb389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22860e" officeooo:paragraph-rsid="0072ba09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22860e" officeooo:paragraph-rsid="00585a49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22860e" officeooo:paragraph-rsid="00a3b469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22860e" officeooo:paragraph-rsid="00a5215f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1" fo:font-weight="normal" officeooo:rsid="0026b294" officeooo:paragraph-rsid="0033b257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1" fo:font-weight="normal" officeooo:rsid="0026b294" officeooo:paragraph-rsid="0014a580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1" fo:font-weight="normal" officeooo:rsid="00409d36" officeooo:paragraph-rsid="003cb389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1" fo:font-weight="normal" officeooo:rsid="00529dc1" officeooo:paragraph-rsid="00529dc1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1" fo:font-style="italic" style:text-underline-style="none" fo:font-weight="normal" officeooo:rsid="00615a0b" officeooo:paragraph-rsid="005c8e62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1" fo:font-style="italic" style:text-underline-style="none" fo:font-weight="normal" officeooo:rsid="00615a0b" officeooo:paragraph-rsid="005ec28e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1" fo:font-style="italic" officeooo:rsid="0026b294" officeooo:paragraph-rsid="0026b294" style:font-style-asian="italic" style:font-style-complex="italic"/>
    </style:style>
    <style:style style:name="P39" style:family="paragraph" style:parent-style-name="Standard">
      <style:paragraph-properties fo:text-align="start" style:justify-single-word="false"/>
      <style:text-properties style:text-position="super 58%" style:font-name="Liberation Serif1" officeooo:rsid="0026b294" officeooo:paragraph-rsid="0026b294"/>
    </style:style>
    <style:style style:name="P40" style:family="paragraph" style:parent-style-name="Standard">
      <style:paragraph-properties fo:text-align="start" style:justify-single-word="false"/>
      <style:text-properties officeooo:paragraph-rsid="005c8e62"/>
    </style:style>
    <style:style style:name="P41" style:family="paragraph" style:parent-style-name="Standard">
      <style:paragraph-properties fo:text-align="start" style:justify-single-word="false"/>
      <style:text-properties officeooo:paragraph-rsid="005ec28e"/>
    </style:style>
    <style:style style:name="P42" style:family="paragraph" style:parent-style-name="Standard">
      <style:paragraph-properties fo:text-align="start" style:justify-single-word="false"/>
      <style:text-properties officeooo:paragraph-rsid="00a3b469"/>
    </style:style>
    <style:style style:name="P43" style:family="paragraph" style:parent-style-name="Standard">
      <style:paragraph-properties fo:text-align="center" style:justify-single-word="false"/>
      <style:text-properties fo:color="#104c8f" fo:font-weight="bold" officeooo:rsid="0037b0d8" officeooo:paragraph-rsid="0037b0d8" style:font-weight-asian="bold" style:font-weight-complex="bold"/>
    </style:style>
    <style:style style:name="P44" style:family="paragraph" style:parent-style-name="Standard">
      <style:paragraph-properties fo:text-align="center" style:justify-single-word="false"/>
      <style:text-properties fo:color="#104c8f" fo:font-weight="bold" officeooo:rsid="00166a0f" officeooo:paragraph-rsid="00166a0f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104c8f" style:text-position="0% 100%" style:font-name="Liberation Serif1" fo:font-weight="normal" officeooo:rsid="002b6076" officeooo:paragraph-rsid="0081ac24" style:font-weight-asian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fo:color="#104c8f" style:text-position="0% 100%" style:font-name="Liberation Serif1" fo:font-weight="bold" officeooo:rsid="00ba66e7" officeooo:paragraph-rsid="00ba66e7" style:font-weight-asian="bold" style:font-weight-complex="bold"/>
    </style:style>
    <style:style style:name="P47" style:family="paragraph" style:parent-style-name="Standard">
      <style:paragraph-properties fo:text-align="center" style:justify-single-word="false"/>
      <style:text-properties fo:color="#104c8f" style:text-position="0% 100%" fo:font-weight="bold" officeooo:rsid="003745a9" officeooo:paragraph-rsid="003745a9" style:font-weight-asian="bold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104c8f" style:font-name="Liberation Serif1" fo:font-weight="bold" officeooo:rsid="004ff9ec" officeooo:paragraph-rsid="0037b0d8" style:font-weight-asian="bold" style:font-weight-complex="bold"/>
    </style:style>
    <style:style style:name="P49" style:family="paragraph" style:parent-style-name="Standard">
      <style:paragraph-properties fo:text-align="center" style:justify-single-word="false"/>
      <style:text-properties officeooo:rsid="0014a580" officeooo:paragraph-rsid="004ff9ec"/>
    </style:style>
    <style:style style:name="P50" style:family="paragraph" style:parent-style-name="Standard">
      <style:paragraph-properties fo:text-align="center" style:justify-single-word="false"/>
      <style:text-properties officeooo:rsid="0014a580" officeooo:paragraph-rsid="007e99cd"/>
    </style:style>
    <style:style style:name="P51" style:family="paragraph" style:parent-style-name="Standard">
      <style:paragraph-properties fo:text-align="center" style:justify-single-word="false"/>
      <style:text-properties fo:font-size="15pt" fo:font-weight="bold" officeooo:rsid="0011f76e" officeooo:paragraph-rsid="0011f76e" style:font-size-asian="15pt" style:font-weight-asian="bold" style:font-size-complex="15pt" style:font-weight-complex="bold"/>
    </style:style>
    <style:style style:name="P52" style:family="paragraph" style:parent-style-name="Standard">
      <style:paragraph-properties fo:text-align="center" style:justify-single-word="false"/>
      <style:text-properties fo:font-size="12pt" fo:font-weight="normal" officeooo:rsid="0014a580" officeooo:paragraph-rsid="006d4bfa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erif1" fo:font-size="12pt" fo:letter-spacing="0.0102in" fo:font-style="normal" fo:font-weight="normal" officeooo:rsid="00529dc1" officeooo:paragraph-rsid="00762f36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1" fo:font-size="12pt" fo:letter-spacing="0.0102in" fo:font-style="normal" fo:font-weight="normal" officeooo:rsid="00529dc1" officeooo:paragraph-rsid="00aa388e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1" fo:font-size="12pt" fo:letter-spacing="0.0102in" fo:font-style="normal" fo:font-weight="normal" officeooo:rsid="00aa388e" officeooo:paragraph-rsid="00aa388e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1" fo:font-size="11pt" fo:letter-spacing="0.0102in" fo:font-style="normal" fo:font-weight="normal" officeooo:rsid="00aa388e" officeooo:paragraph-rsid="00aa388e" style:font-size-asian="11pt" style:font-weight-asian="normal" style:font-size-complex="11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1" fo:font-size="11pt" fo:letter-spacing="0.0102in" fo:font-style="normal" fo:font-weight="normal" officeooo:rsid="00ac3ea0" officeooo:paragraph-rsid="00aa388e" style:font-size-asian="11pt" style:font-weight-asian="normal" style:font-size-complex="11pt" style:font-weight-complex="normal"/>
    </style:style>
    <style:style style:name="P58" style:family="paragraph" style:parent-style-name="Standard">
      <style:paragraph-properties fo:text-align="center" style:justify-single-word="false"/>
      <style:text-properties fo:font-variant="normal" fo:text-transform="none" fo:color="#104c8f" style:font-name="Liberation Serif1" fo:font-size="12pt" fo:letter-spacing="0.0102in" fo:font-style="normal" fo:font-weight="bold" officeooo:rsid="0033b257" officeooo:paragraph-rsid="009af9db" style:font-weight-asian="bold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104c8f" style:font-name="Liberation Serif1" fo:font-size="12pt" fo:letter-spacing="0.0102in" fo:font-style="normal" fo:font-weight="normal" officeooo:rsid="0022860e" officeooo:paragraph-rsid="00aa388e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104c8f" style:font-name="Liberation Serif1" fo:font-size="11pt" fo:letter-spacing="0.0102in" fo:font-style="normal" fo:font-weight="normal" officeooo:rsid="0022860e" officeooo:paragraph-rsid="00aa388e" style:font-size-asian="11pt" style:font-weight-asian="normal" style:font-size-complex="11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1pt" officeooo:rsid="0022860e" officeooo:paragraph-rsid="0026b294" style:font-size-asian="11pt" style:font-size-complex="11pt"/>
    </style:style>
    <style:style style:name="P62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font-size="11pt" officeooo:rsid="0022860e" officeooo:paragraph-rsid="00bc9396" style:font-size-asian="11pt" style:font-size-complex="11pt"/>
    </style:style>
    <style:style style:name="P63" style:family="paragraph" style:parent-style-name="Normal" style:list-style-name="LS1" style:master-page-name="">
      <loext:graphic-properties draw:fill="none"/>
      <style:paragraph-properties fo:margin-left="0.3118in" fo:margin-right="0in" fo:text-align="start" style:justify-single-word="false" fo:hyphenation-ladder-count="no-limit" fo:text-indent="-0.25in" style:auto-text-indent="false" style:page-number="auto" fo:background-color="transparent">
        <style:tab-stops/>
      </style:paragraph-properties>
      <style:text-properties style:text-position="0% 100%" style:font-name="Liberation Serif1" fo:font-style="italic" fo:font-weight="normal" officeooo:rsid="002995dd" officeooo:paragraph-rsid="00b45c79" style:font-style-asian="italic" style:font-weight-asian="normal" style:font-style-complex="italic" style:font-weight-complex="normal" fo:hyphenate="false" fo:hyphenation-remain-char-count="2" fo:hyphenation-push-char-count="2"/>
    </style:style>
    <style:style style:name="P64" style:family="paragraph" style:parent-style-name="Normal" style:list-style-name="LS1">
      <loext:graphic-properties draw:fill="none"/>
      <style:paragraph-properties fo:margin-left="0.3118in" fo:margin-right="0in" fo:text-align="start" style:justify-single-word="false" fo:hyphenation-ladder-count="no-limit" fo:text-indent="-0.25in" style:auto-text-indent="false" fo:background-color="transparent">
        <style:tab-stops/>
      </style:paragraph-properties>
      <style:text-properties style:text-position="0% 100%" officeooo:rsid="002995dd" officeooo:paragraph-rsid="00b6010a" fo:hyphenate="false" fo:hyphenation-remain-char-count="2" fo:hyphenation-push-char-count="2"/>
    </style:style>
    <style:style style:name="P65" style:family="paragraph" style:parent-style-name="Normal" style:list-style-name="LS1">
      <loext:graphic-properties draw:fill="none"/>
      <style:paragraph-properties fo:margin-left="0.3118in" fo:margin-right="0in" fo:text-align="start" style:justify-single-word="false" fo:hyphenation-ladder-count="no-limit" fo:text-indent="-0.25in" style:auto-text-indent="false" fo:background-color="transparent">
        <style:tab-stops/>
      </style:paragraph-properties>
      <style:text-properties style:text-position="0% 100%" officeooo:rsid="002995dd" officeooo:paragraph-rsid="00c277d6" fo:hyphenate="false" fo:hyphenation-remain-char-count="2" fo:hyphenation-push-char-count="2"/>
    </style:style>
    <style:style style:name="P66" style:family="paragraph" style:parent-style-name="Normal" style:list-style-name="LS3" style:master-page-name="">
      <loext:graphic-properties draw:fill="none"/>
      <style:paragraph-properties fo:margin-left="0.3118in" fo:margin-right="0in" fo:hyphenation-ladder-count="no-limit" fo:text-indent="-0.3118in" style:auto-text-indent="false" style:page-number="auto" fo:background-color="transparent">
        <style:tab-stops/>
      </style:paragraph-properties>
      <style:text-properties officeooo:paragraph-rsid="00b7b290" fo:hyphenate="false" fo:hyphenation-remain-char-count="2" fo:hyphenation-push-char-count="2"/>
    </style:style>
    <style:style style:name="P67" style:family="paragraph" style:parent-style-name="Normal" style:list-style-name="LS5" style:master-page-name="">
      <loext:graphic-properties draw:fill="none"/>
      <style:paragraph-properties fo:margin-left="0.3118in" fo:margin-right="0in" fo:text-align="start" style:justify-single-word="false" fo:hyphenation-ladder-count="no-limit" fo:text-indent="-0.3118in" style:auto-text-indent="false" style:page-number="auto" fo:background-color="transparent">
        <style:tab-stops/>
      </style:paragraph-properties>
      <style:text-properties style:text-position="0% 100%" style:font-name="Liberation Serif1" fo:font-size="12pt" fo:font-style="italic" fo:font-weight="normal" officeooo:rsid="0022860e" officeooo:paragraph-rsid="00b7b290" style:font-size-asian="12pt" style:font-style-asian="italic" style:font-weight-asian="normal" style:font-size-complex="12pt" style:font-style-complex="italic" style:font-weight-complex="normal" fo:hyphenate="false" fo:hyphenation-remain-char-count="2" fo:hyphenation-push-char-count="2"/>
    </style:style>
    <style:style style:name="P68" style:family="paragraph" style:parent-style-name="Normal" style:list-style-name="LS4">
      <style:paragraph-properties fo:margin-left="0in" fo:margin-right="0in" fo:text-indent="0in" style:auto-text-indent="false">
        <style:tab-stops/>
      </style:paragraph-properties>
      <style:text-properties officeooo:paragraph-rsid="00b7b290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89a92"/>
    </style:style>
    <style:style style:name="T4" style:family="text">
      <style:text-properties officeooo:rsid="001b24fa"/>
    </style:style>
    <style:style style:name="T5" style:family="text">
      <style:text-properties officeooo:rsid="001d115e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6d4bfa" style:font-style-asian="italic" style:font-style-complex="italic"/>
    </style:style>
    <style:style style:name="T8" style:family="text">
      <style:text-properties fo:font-style="italic" style:text-underline-style="none" officeooo:rsid="004ff9ec" style:font-style-asian="italic" style:font-style-complex="italic"/>
    </style:style>
    <style:style style:name="T9" style:family="text">
      <style:text-properties fo:font-style="italic" style:text-underline-style="none" officeooo:rsid="006d4bfa" style:font-style-asian="italic" style:font-style-complex="italic"/>
    </style:style>
    <style:style style:name="T10" style:family="text">
      <style:text-properties style:font-name="Liberation Serif1"/>
    </style:style>
    <style:style style:name="T11" style:family="text">
      <style:text-properties style:font-name="Liberation Serif1" officeooo:rsid="0026b294"/>
    </style:style>
    <style:style style:name="T12" style:family="text">
      <style:text-properties style:font-name="Liberation Serif1" fo:font-weight="bold" style:font-weight-asian="bold" style:font-weight-complex="bold"/>
    </style:style>
    <style:style style:name="T13" style:family="text">
      <style:text-properties style:font-name="Liberation Serif1" fo:font-weight="bold" officeooo:rsid="00775674" style:font-weight-asian="bold" style:font-weight-complex="bold"/>
    </style:style>
    <style:style style:name="T14" style:family="text">
      <style:text-properties style:font-name="Liberation Serif1" fo:font-weight="normal" style:font-weight-asian="normal" style:font-weight-complex="normal"/>
    </style:style>
    <style:style style:name="T15" style:family="text">
      <style:text-properties style:font-name="Liberation Serif1" fo:font-weight="normal" officeooo:rsid="00295ba2" style:font-weight-asian="normal" style:font-weight-complex="normal"/>
    </style:style>
    <style:style style:name="T16" style:family="text">
      <style:text-properties style:font-name="Liberation Serif1" fo:font-weight="normal" officeooo:rsid="002b6076" style:font-weight-asian="normal" style:font-weight-complex="normal"/>
    </style:style>
    <style:style style:name="T17" style:family="text">
      <style:text-properties style:font-name="Liberation Serif1" fo:font-weight="normal" officeooo:rsid="003e9f5e" style:font-weight-asian="normal" style:font-weight-complex="normal"/>
    </style:style>
    <style:style style:name="T18" style:family="text">
      <style:text-properties style:font-name="Liberation Serif1" fo:font-weight="normal" officeooo:rsid="00409d36" style:font-weight-asian="normal" style:font-weight-complex="normal"/>
    </style:style>
    <style:style style:name="T19" style:family="text">
      <style:text-properties style:font-name="Liberation Serif1" fo:font-weight="normal" officeooo:rsid="004286a1" style:font-weight-asian="normal" style:font-weight-complex="normal"/>
    </style:style>
    <style:style style:name="T20" style:family="text">
      <style:text-properties style:font-name="Liberation Serif1" fo:font-weight="normal" officeooo:rsid="00775674" style:font-weight-asian="normal" style:font-weight-complex="normal"/>
    </style:style>
    <style:style style:name="T21" style:family="text">
      <style:text-properties style:font-name="Liberation Serif1" fo:font-weight="normal" officeooo:rsid="0079ca48" style:font-weight-asian="normal" style:font-weight-complex="normal"/>
    </style:style>
    <style:style style:name="T22" style:family="text">
      <style:text-properties style:font-name="Liberation Serif1" fo:font-weight="normal" officeooo:rsid="007c8598" style:font-weight-asian="normal" style:font-weight-complex="normal"/>
    </style:style>
    <style:style style:name="T23" style:family="text">
      <style:text-properties style:font-name="Liberation Serif1" fo:font-weight="normal" officeooo:rsid="0081ac24" style:font-weight-asian="normal" style:font-weight-complex="normal"/>
    </style:style>
    <style:style style:name="T24" style:family="text">
      <style:text-properties style:font-name="Liberation Serif1" fo:font-style="italic" style:font-style-asian="italic" style:font-style-complex="italic"/>
    </style:style>
    <style:style style:name="T25" style:family="text">
      <style:text-properties style:font-name="Liberation Serif1" fo:font-style="italic" officeooo:rsid="00585a49" style:font-style-asian="italic" style:font-style-complex="italic"/>
    </style:style>
    <style:style style:name="T26" style:family="text">
      <style:text-properties style:font-name="Liberation Serif1" fo:font-style="italic" officeooo:rsid="0081ac24" style:font-style-asian="italic" style:font-style-complex="italic"/>
    </style:style>
    <style:style style:name="T27" style:family="text">
      <style:text-properties style:font-name="Liberation Serif1" fo:font-style="italic" officeooo:rsid="00529dc1" style:font-style-asian="italic" style:font-style-complex="italic"/>
    </style:style>
    <style:style style:name="T28" style:family="text">
      <style:text-properties style:font-name="Liberation Serif1" fo:font-style="italic" officeooo:rsid="0059e140" style:font-style-asian="italic" style:font-style-complex="italic"/>
    </style:style>
    <style:style style:name="T29" style:family="text">
      <style:text-properties style:font-name="Liberation Serif1" fo:font-style="italic" officeooo:rsid="003cb389" style:font-style-asian="italic" style:font-style-complex="italic"/>
    </style:style>
    <style:style style:name="T30" style:family="text">
      <style:text-properties style:font-name="Liberation Serif1" fo:font-style="italic" officeooo:rsid="00727ab0" style:font-style-asian="italic" style:font-style-complex="italic"/>
    </style:style>
    <style:style style:name="T31" style:family="text">
      <style:text-properties style:font-name="Liberation Serif1" fo:font-style="italic" officeooo:rsid="003e9f5e" style:font-style-asian="italic" style:font-style-complex="italic"/>
    </style:style>
    <style:style style:name="T32" style:family="text">
      <style:text-properties style:font-name="Liberation Serif1" fo:font-style="italic" officeooo:rsid="0050fda9" style:font-style-asian="italic" style:font-style-complex="italic"/>
    </style:style>
    <style:style style:name="T33" style:family="text">
      <style:text-properties style:font-name="Liberation Serif1" fo:font-style="italic" officeooo:rsid="00a2061a" style:font-style-asian="italic" style:font-style-complex="italic"/>
    </style:style>
    <style:style style:name="T34" style:family="text">
      <style:text-properties style:font-name="Liberation Serif1" fo:font-style="italic" officeooo:rsid="004a7849" style:font-style-asian="italic" style:font-style-complex="italic"/>
    </style:style>
    <style:style style:name="T35" style:family="text">
      <style:text-properties style:font-name="Liberation Serif1" fo:font-style="italic" style:text-underline-style="none" fo:font-weight="normal" officeooo:rsid="00615a0b" style:font-style-asian="italic" style:font-weight-asian="normal" style:font-style-complex="italic" style:font-weight-complex="normal"/>
    </style:style>
    <style:style style:name="T36" style:family="text">
      <style:text-properties style:font-name="Liberation Serif1" fo:font-style="italic" style:text-underline-style="none" fo:font-weight="normal" officeooo:rsid="003e9f5e" style:font-style-asian="italic" style:font-weight-asian="normal" style:font-style-complex="italic" style:font-weight-complex="normal"/>
    </style:style>
    <style:style style:name="T37" style:family="text">
      <style:text-properties style:font-name="Liberation Serif1" fo:font-style="italic" style:text-underline-style="none" fo:font-weight="normal" officeooo:rsid="00409d36" style:font-style-asian="italic" style:font-weight-asian="normal" style:font-style-complex="italic" style:font-weight-complex="normal"/>
    </style:style>
    <style:style style:name="T38" style:family="text">
      <style:text-properties style:font-name="Liberation Serif1" fo:font-style="italic" style:text-underline-style="none" fo:font-weight="normal" officeooo:rsid="00a54e13" style:font-style-asian="italic" style:font-weight-asian="normal" style:font-style-complex="italic" style:font-weight-complex="normal"/>
    </style:style>
    <style:style style:name="T39" style:family="text">
      <style:text-properties style:font-name="Liberation Serif1" fo:font-style="italic" style:text-underline-style="none" officeooo:rsid="00409d36" style:font-style-asian="italic" style:font-style-complex="italic"/>
    </style:style>
    <style:style style:name="T40" style:family="text">
      <style:text-properties style:font-name="Liberation Serif1" officeooo:rsid="00315f59"/>
    </style:style>
    <style:style style:name="T41" style:family="text">
      <style:text-properties style:font-name="Liberation Serif1" fo:font-size="12pt" fo:font-weight="normal" officeooo:rsid="00ba66e7" style:font-size-asian="12pt" style:font-weight-asian="normal" style:font-size-complex="12pt" style:font-weight-complex="normal"/>
    </style:style>
    <style:style style:name="T42" style:family="text">
      <style:text-properties style:font-name="Liberation Serif1" style:text-underline-style="none" fo:font-weight="normal" officeooo:rsid="00409d36" style:font-weight-asian="normal" style:font-weight-complex="normal"/>
    </style:style>
    <style:style style:name="T43" style:family="text">
      <style:text-properties style:font-name="Liberation Serif1" officeooo:rsid="00529dc1"/>
    </style:style>
    <style:style style:name="T44" style:family="text">
      <style:text-properties style:font-name="Liberation Serif1" officeooo:rsid="0054273e"/>
    </style:style>
    <style:style style:name="T45" style:family="text">
      <style:text-properties style:font-name="Liberation Serif1" officeooo:rsid="00585a49"/>
    </style:style>
    <style:style style:name="T46" style:family="text">
      <style:text-properties style:font-name="Liberation Serif1" officeooo:rsid="00586612"/>
    </style:style>
    <style:style style:name="T47" style:family="text">
      <style:text-properties style:font-name="Liberation Serif1" officeooo:rsid="0059fe8a"/>
    </style:style>
    <style:style style:name="T48" style:family="text">
      <style:text-properties style:font-name="Liberation Serif1" officeooo:rsid="00409d36"/>
    </style:style>
    <style:style style:name="T49" style:family="text">
      <style:text-properties style:font-name="Liberation Serif1" officeooo:rsid="004286a1"/>
    </style:style>
    <style:style style:name="T50" style:family="text">
      <style:text-properties style:font-name="Liberation Serif1" fo:font-style="normal" style:text-underline-style="none" fo:font-weight="normal" officeooo:rsid="00615a0b" style:font-style-asian="normal" style:font-weight-asian="normal" style:font-style-complex="normal" style:font-weight-complex="normal"/>
    </style:style>
    <style:style style:name="T51" style:family="text">
      <style:text-properties style:font-name="Liberation Serif1" fo:font-style="normal" style:text-underline-style="none" fo:font-weight="normal" officeooo:rsid="00a5215f" style:font-style-asian="normal" style:font-weight-asian="normal" style:font-style-complex="normal" style:font-weight-complex="normal"/>
    </style:style>
    <style:style style:name="T52" style:family="text">
      <style:text-properties style:font-name="Liberation Serif1" fo:font-style="normal" style:text-underline-style="none" fo:font-weight="normal" officeooo:rsid="004286a1" style:font-style-asian="normal" style:font-weight-asian="normal" style:font-style-complex="normal" style:font-weight-complex="normal"/>
    </style:style>
    <style:style style:name="T53" style:family="text">
      <style:text-properties style:font-name="Liberation Serif1" fo:font-style="normal" style:text-underline-style="none" fo:font-weight="normal" officeooo:rsid="00409d36" style:font-style-asian="normal" style:font-weight-asian="normal" style:font-style-complex="normal" style:font-weight-complex="normal"/>
    </style:style>
    <style:style style:name="T54" style:family="text">
      <style:text-properties style:font-name="Liberation Serif1" officeooo:rsid="00a6fb30"/>
    </style:style>
    <style:style style:name="T55" style:family="text">
      <style:text-properties officeooo:rsid="002895f6"/>
    </style:style>
    <style:style style:name="T56" style:family="text">
      <style:text-properties fo:font-variant="normal" fo:text-transform="none" fo:color="#000080" style:text-line-through-style="none" style:text-line-through-type="none" style:font-name="Liberation Serif1" fo:font-size="12pt" fo:letter-spacing="normal" fo:language="zxx" fo:country="none" fo:font-style="italic" style:text-underline-style="none" fo:font-weight="normal" officeooo:rsid="00615a0b" style:text-blinking="false" fo:background-color="#ffffff" loext:char-shading-value="0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57" style:family="text">
      <style:text-properties officeooo:rsid="003745a9"/>
    </style:style>
    <style:style style:name="T58" style:family="text">
      <style:text-properties officeooo:rsid="006d4bfa"/>
    </style:style>
    <style:style style:name="T59" style:family="text">
      <style:text-properties fo:font-style="normal" officeooo:rsid="006d4bfa" style:font-style-asian="normal" style:font-style-complex="normal"/>
    </style:style>
    <style:style style:name="T60" style:family="text">
      <style:text-properties fo:font-style="normal" style:text-underline-style="none" officeooo:rsid="006d4bfa" style:font-style-asian="normal" style:font-style-complex="normal"/>
    </style:style>
    <style:style style:name="T61" style:family="text">
      <style:text-properties officeooo:rsid="00952ff1"/>
    </style:style>
    <style:style style:name="T62" style:family="text">
      <style:text-properties fo:color="#000000" style:text-position="0% 100%" officeooo:rsid="0026b294" style:font-size-asian="12pt" style:font-size-complex="12pt"/>
    </style:style>
    <style:style style:name="T63" style:family="text">
      <style:text-properties fo:color="#000000" style:text-position="0% 100%" fo:font-style="italic" officeooo:rsid="00aa388e" style:font-size-asian="12pt" style:font-style-asian="italic" style:font-size-complex="12pt" style:font-style-complex="italic"/>
    </style:style>
    <style:style style:name="T64" style:family="text">
      <style:text-properties fo:color="#000000" style:text-position="0% 100%" officeooo:rsid="00aa388e"/>
    </style:style>
    <style:style style:name="T65" style:family="text">
      <style:text-properties fo:color="#000000" style:text-position="0% 100%" officeooo:rsid="00af6a5e"/>
    </style:style>
    <style:style style:name="T66" style:family="text">
      <style:text-properties fo:color="#000000" style:text-position="0% 100%" officeooo:rsid="00b0e9ad"/>
    </style:style>
    <style:style style:name="T67" style:family="text">
      <style:text-properties fo:color="#000000" style:text-position="0% 100%" officeooo:rsid="00ac3ea0"/>
    </style:style>
    <style:style style:name="T68" style:family="text">
      <style:text-properties fo:color="#000000" style:text-position="0% 100%" officeooo:rsid="00acd2e7"/>
    </style:style>
    <style:style style:name="T69" style:family="text">
      <style:text-properties fo:color="#000000" style:text-position="0% 100%" officeooo:rsid="00ae89d1"/>
    </style:style>
    <style:style style:name="T70" style:family="text">
      <style:text-properties fo:color="#000000" style:text-position="0% 100%" officeooo:rsid="00c11206"/>
    </style:style>
    <style:style style:name="T71" style:family="text">
      <style:text-properties fo:color="#000000" style:font-name="Times New Roman" fo:font-size="11pt" fo:font-style="normal" style:font-size-asian="11pt" style:font-style-asian="normal" style:font-name-complex="Times New Roman" style:font-size-complex="11pt" style:font-style-complex="normal"/>
    </style:style>
    <style:style style:name="T72" style:family="text">
      <style:text-properties fo:color="#000000" style:font-name="Times New Roman" fo:font-size="11pt" fo:font-style="normal" officeooo:rsid="00b5aa6e" style:font-size-asian="11pt" style:font-style-asian="normal" style:font-name-complex="Times New Roman" style:font-size-complex="11pt" style:font-style-complex="normal"/>
    </style:style>
    <style:style style:name="T73" style:family="text">
      <style:text-properties fo:color="#000000" style:font-name="Times New Roman" fo:font-size="11pt" fo:font-style="normal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74" style:family="text">
      <style:text-properties fo:color="#000000" style:font-name="Times New Roman" fo:font-size="11pt" fo:font-style="normal" fo:font-weight="normal" officeooo:rsid="00b6010a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75" style:family="text">
      <style:text-properties fo:color="#000000" style:font-name="Times New Roman" fo:font-size="11pt" fo:font-style="normal" fo:font-weight="normal" officeooo:rsid="00c277d6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76" style:family="text">
      <style:text-properties fo:color="#000000" style:font-name="Times New Roman" fo:font-size="11pt" fo:font-style="normal" fo:font-weight="normal" officeooo:rsid="00c3feda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77" style:family="text">
      <style:text-properties fo:color="#000000" style:font-name="Times New Roman" fo:font-size="11pt" fo:font-style="normal" style:font-style-asian="normal" style:font-name-complex="Times New Roman" style:font-style-complex="normal"/>
    </style:style>
    <style:style style:name="T78" style:family="text">
      <style:text-properties fo:color="#000000" style:font-name="Times New Roman" fo:font-style="normal" officeooo:rsid="0026b294" style:font-style-asian="normal" style:font-name-complex="Times New Roman" style:font-size-complex="12pt" style:font-style-complex="normal"/>
    </style:style>
    <style:style style:name="T79" style:family="text">
      <style:text-properties fo:color="#000000" style:text-position="super 58%" style:font-name="Times New Roman" fo:font-size="11pt" fo:font-style="normal" officeooo:rsid="00b5aa6e" style:font-size-asian="11pt" style:font-style-asian="normal" style:font-name-complex="Times New Roman" style:font-size-complex="11pt" style:font-style-complex="normal"/>
    </style:style>
    <style:style style:name="T80" style:family="text">
      <style:text-properties fo:color="#000000" style:text-position="super 58%" style:font-name="Times New Roman" fo:font-size="11pt" fo:font-style="normal" fo:font-weight="normal" officeooo:rsid="00b6010a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81" style:family="text">
      <style:text-properties style:text-position="super 58%" style:font-name="Liberation Serif1" fo:font-style="normal" officeooo:rsid="00b5aa6e" style:font-style-asian="normal" style:font-style-complex="normal"/>
    </style:style>
    <style:style style:name="T82" style:family="text">
      <style:text-properties style:text-position="0% 100%" style:font-name="Liberation Serif1" fo:font-style="normal" officeooo:rsid="00b5aa6e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Shoujun Gu, Ph.D</text:p>
      <text:p text:style-name="P52">Rockville, Maryland</text:p>
      <text:p text:style-name="P50"><text:span text:style-name="T60">Email:</text:span><text:span text:style-name="T9"> </text:span><text:a xlink:type="simple" xlink:href="mailto:shoujun.gu@gmail.com" text:style-name="Internet_20_link" text:visited-style-name="Visited_20_Internet_20_Link"><text:span text:style-name="T8">shoujun.gu@gmail.com</text:span></text:a><text:span text:style-name="T1"> </text:span>| <text:span text:style-name="T58">Tel: </text:span>210-315-2598 </text:p>
      <text:p text:style-name="P50"><text:span text:style-name="T59">Website:</text:span><text:span text:style-name="T7"> </text:span><text:a xlink:type="simple" xlink:href="https://shoujungu.github.io/introduction/" text:style-name="Internet_20_link" text:visited-style-name="Visited_20_Internet_20_Link"><text:span text:style-name="T6">https://shoujungu.github.io/introduction/</text:span></text:a></text:p>
      <text:p text:style-name="P49"><text:span text:style-name="T6"><text:s text:c="31"/></text:span><text:a xlink:type="simple" xlink:href="https://www.linkedin.com/in/shoujun-gu-bb624643/" text:style-name="Internet_20_link" text:visited-style-name="Visited_20_Internet_20_Link"><text:span text:style-name="T6">https://www.linkedin.com/in/shoujun-gu-bb624643/</text:span></text:a></text:p>
      <text:p text:style-name="P33"/>
      <text:p text:style-name="P32"/>
      <text:p text:style-name="P58">Technical Skills</text:p>
      <text:p text:style-name="P59"><text:span text:style-name="T62">• </text:span><text:span text:style-name="T63">Programing Language: </text:span></text:p>
      <text:p text:style-name="P60"><text:span text:style-name="T64"><text:s text:c="3"/>Python: Numpy, Pandas, Matplotlib, </text:span><text:span text:style-name="T65">Seaborn, </text:span><text:span text:style-name="T64">Scikit-learn, </text:span><text:span text:style-name="T66">Keras</text:span></text:p>
      <text:p text:style-name="P56"><text:s text:c="3"/>R</text:p>
      <text:p text:style-name="P55"/>
      <text:p text:style-name="P59"><text:span text:style-name="T62">• </text:span><text:span text:style-name="T63">Database:</text:span></text:p>
      <text:p text:style-name="P56"><text:s text:c="3"/>MySQL, MongoDB </text:p>
      <text:p text:style-name="P55"/>
      <text:p text:style-name="P59"><text:span text:style-name="T62">• </text:span><text:span text:style-name="T63">Webpage:</text:span></text:p>
      <text:p text:style-name="P56"><text:s text:c="3"/>Javascript: D3js, Plotly, Leaflet </text:p>
      <text:p text:style-name="P56"><text:s text:c="3"/>HTML: Bootstrap</text:p>
      <text:p text:style-name="P54"/>
      <text:p text:style-name="P59"><text:span text:style-name="T62">• </text:span><text:span text:style-name="T63">Next Generation Sequencing:</text:span></text:p>
      <text:p text:style-name="P60"><text:s text:c="2"/><text:span text:style-name="T64"><text:s/>Quality </text:span><text:span text:style-name="T70">C</text:span><text:span text:style-name="T67">ontrol: FastQC, Trimmomatic</text:span></text:p>
      <text:p text:style-name="P57"><text:s text:c="3"/>Sequence Alignment: HISAT2, BWA</text:p>
      <text:p text:style-name="P60"><text:span text:style-name="T67"><text:s text:c="3"/></text:span><text:span text:style-name="T68">DE Tools: DESeq, EdgeR, </text:span><text:span text:style-name="T69">maSigPro</text:span></text:p>
      <text:p text:style-name="P53"/>
      <text:p text:style-name="P48"/>
      <text:p text:style-name="P43"><text:span text:style-name="T54">Data Analytics</text:span><text:span text:style-name="T10"> Projects</text:span></text:p>
      <text:p text:style-name="P28"><text:span text:style-name="T11">• </text:span><text:span text:style-name="T27">The Cancer Genome Atlas (TCGA) data mining and analysis </text:span><text:span text:style-name="T28">project</text:span></text:p>
      <text:p text:style-name="P29"><text:span text:style-name="T43"><text:s text:c="4"/></text:span><text:span text:style-name="T46">The </text:span><text:span text:style-name="T47">m</text:span><text:span text:style-name="T44">anuscript </text:span><text:span text:style-name="T46">of this project</text:span><text:span text:style-name="T44"> </text:span><text:span text:style-name="T45">entitled ‘</text:span><text:span text:style-name="T25">A Pan-Cancer Atlas of Genomic, Epigenomic and Transcriptomic Alterations in the TGF-β Pathway</text:span><text:span text:style-name="T45">’, </text:span><text:span text:style-name="T44"><text:s/>is under reviewing.</text:span></text:p>
      <text:p text:style-name="P35"/>
      <text:p text:style-name="P27"><text:span text:style-name="T11">• </text:span><text:span text:style-name="T29">Buil</text:span><text:span text:style-name="T30">d</text:span><text:span text:style-name="T29"> model to predict </text:span><text:span text:style-name="T31">impact factor </text:span><text:span text:style-name="T32">range </text:span><text:span text:style-name="T31">based on the abstract of a research manuscript </text:span></text:p>
      <text:p text:style-name="P41"><text:span text:style-name="T17"><text:s text:c="3"/></text:span><text:span text:style-name="T18">Details </text:span><text:span text:style-name="T19">available at</text:span><text:span text:style-name="T18">: </text:span><text:span text:style-name="T42"><text:s/></text:span><text:a xlink:type="simple" xlink:href="https://github.com/shoujungu/Impact_Factor_Pred" text:style-name="Internet_20_link" text:visited-style-name="Visited_20_Internet_20_Link"><text:span text:style-name="T35">https://github.com/shoujungu/Impact_Factor_Pred</text:span></text:a></text:p>
      <text:p text:style-name="P41"><text:span text:style-name="T50"><text:s text:c="3"/></text:span><text:span text:style-name="T51">Sample app <text:s/>available at: </text:span><text:a xlink:type="simple" xlink:href="https://if-pred.herokuapp.com/" text:style-name="Internet_20_link" text:visited-style-name="Visited_20_Internet_20_Link"><text:span text:style-name="T56">https://if-pred.herokuapp.com</text:span></text:a></text:p>
      <text:p text:style-name="P37"/>
      <text:p text:style-name="P30"><text:span text:style-name="T11">• </text:span><text:span text:style-name="T33">Interactive visualization of US healthcare providers database</text:span></text:p>
      <text:p text:style-name="P31"><text:span text:style-name="T48"><text:s text:c="3"/>Details </text:span><text:span text:style-name="T49">available at</text:span><text:span text:style-name="T48">: </text:span><text:a xlink:type="simple" xlink:href="https://github.com/shoujungu/US_Healthcare_Providers" text:style-name="Internet_20_link" text:visited-style-name="Visited_20_Internet_20_Link"><text:span text:style-name="T39">https://github.com/shoujungu/US_Healthcare_Providers</text:span></text:a></text:p>
      <text:p text:style-name="P42"><text:span text:style-name="T36"><text:s text:c="3"/></text:span><text:span text:style-name="T51">Sample app available</text:span><text:span text:style-name="T52"> at</text:span><text:span text:style-name="T53">:</text:span><text:span text:style-name="T37"> <text:s/></text:span><text:a xlink:type="simple" xlink:href="http://hcproviders.herokuapp.com/" text:style-name="Internet_20_link" text:visited-style-name="Visited_20_Internet_20_Link"><text:span text:style-name="T38">http://hcproviders.herokuapp.com/</text:span></text:a></text:p>
      <text:p text:style-name="P34"/>
      <text:p text:style-name="P26"><text:span text:style-name="T11">• </text:span><text:span text:style-name="T29">Data mining and analysis on all healthcare publications </text:span><text:span text:style-name="T34">(Year: 2017)</text:span><text:span text:style-name="T29"> </text:span><text:span text:style-name="T32">in</text:span><text:span text:style-name="T29"> PubMed database </text:span></text:p>
      <text:p text:style-name="P40"><text:span text:style-name="T18"><text:s text:c="3"/>Details </text:span><text:span text:style-name="T19">available at</text:span><text:span text:style-name="T18">: <text:s text:c="2"/></text:span><text:a xlink:type="simple" xlink:href="https://github.com/shoujungu/2017_Pubmed_Analysis" text:style-name="Internet_20_link" text:visited-style-name="Visited_20_Internet_20_Link"><text:span text:style-name="T35">https://github.com/shoujungu/2017_Pubmed_Analysis</text:span></text:a></text:p>
      <text:p text:style-name="P36"/>
      <text:p text:style-name="P1"/>
      <text:p text:style-name="P44">E<text:span text:style-name="T57">ducation</text:span></text:p>
      <text:p text:style-name="P2"><text:span text:style-name="T2">The George Washington University, Washington, DC <text:s text:c="3"/></text:span><text:s text:c="36"/><text:span text:style-name="T5">Oct 2017 – Apr 2018</text:span></text:p>
      <text:p text:style-name="P3"><text:span text:style-name="T3">Data Analytics</text:span> Boot Camp</text:p>
      <text:p text:style-name="P4">An intensive 24-week long boot camp dedicated to Data <text:span text:style-name="T4">Mining and</text:span> Analytics Skills on a variety of real-world problems.</text:p>
      <text:p text:style-name="P4"/>
      <text:p text:style-name="P4"/>
      <text:p text:style-name="P5"><text:soft-page-break/><text:span text:style-name="T2">UT Health Science Center at San Antonio </text:span><text:s text:c="58"/>Aug 2005 – May 2012</text:p>
      <text:p text:style-name="P6"><text:span text:style-name="T6">Ph.D. <text:s/>Department of Biochemistry </text:span><text:s/></text:p>
      <text:p text:style-name="P6"/>
      <text:p text:style-name="P7">Ac<text:span text:style-name="T55">hievements</text:span>:</text:p>
      <text:p text:style-name="P61"><text:s text:c="2"/><text:span text:style-name="T11">• <text:s text:c="2"/>Oral presentation in <text:s/>American Society for Bone and Mineral Research 2008 Annual Meeting;</text:span></text:p>
      <text:p text:style-name="P62"><text:span text:style-name="T11"><text:s text:c="2"/>• <text:s text:c="2"/></text:span><text:span text:style-name="Default_20_Paragraph_20_Font"><text:span text:style-name="T78">Discovered that the Twist1 inhibits Sox9 transactivation through protein-protein interaction between Twist1 C-terminal domain and Sox9 DNA binding domain, which results in negative regulation of chondrogenesis </text:span></text:span><text:span text:style-name="T81">1</text:span><text:span text:style-name="T82">.</text:span></text:p>
      <text:p text:style-name="P38"/>
      <text:p text:style-name="P39"/>
      <text:p text:style-name="P47"><text:span text:style-name="T40">W</text:span><text:span text:style-name="T10">orking Experience</text:span></text:p>
      <text:p text:style-name="P10"><text:span text:style-name="T12">The George Washington University, Washington, DC <text:s text:c="37"/></text:span><text:span text:style-name="T15"><text:s text:c="2"/></text:span><text:span text:style-name="T23">Jan 2018 </text:span><text:span text:style-name="T15">–</text:span></text:p>
      <text:p text:style-name="P24"><text:span text:style-name="T24">Research </text:span><text:span text:style-name="T26">Scientist</text:span></text:p>
      <text:p text:style-name="P19"><text:s/>Data mining on various biological databases and <text:span text:style-name="T61">data analysis on </text:span>next-generation sequencing <text:span text:style-name="T61">results</text:span>.</text:p>
      <text:p text:style-name="P45"/>
      <text:p text:style-name="P8"><text:span text:style-name="T12">The George Washington University, Washington, DC <text:s text:c="39"/></text:span><text:span text:style-name="T15">Oct 2015 – </text:span><text:span text:style-name="T23">Jan 2018</text:span></text:p>
      <text:p text:style-name="P14">Postdoctoral Researcher</text:p>
      <text:p text:style-name="P20">Data mining on various biological databases and <text:span text:style-name="T61">data analysis on </text:span>next-generation sequencing <text:span text:style-name="T61">results</text:span>.</text:p>
      <text:p text:style-name="P20"/>
      <text:p text:style-name="P21">Achievements:</text:p>
      <text:list xml:id="list3048232345" text:style-name="LS1">
        <text:list-item>
          <text:p text:style-name="P63"><text:span text:style-name="Default_20_Paragraph_20_Font"><text:span text:style-name="T71">Discovered an aberrant TGF-beta/CEA regulated pathway in colon adenomas by using both whole genomic sequencing and whole transcriptome sequencing methods </text:span></text:span><text:span text:style-name="Default_20_Paragraph_20_Font"><text:span text:style-name="T79">2</text:span></text:span><text:span text:style-name="Default_20_Paragraph_20_Font"><text:span text:style-name="T71">;</text:span></text:span></text:p>
        </text:list-item>
        <text:list-item>
          <text:p text:style-name="P63"><text:span text:style-name="Default_20_Paragraph_20_Font"><text:span text:style-name="T71">Discovered that Vitamin D promotes liver tumor progression in TGF-beta deficient environment by using both in vivo mouse model and bioinformatics tools </text:span></text:span><text:span text:style-name="Default_20_Paragraph_20_Font"><text:span text:style-name="T79">3</text:span></text:span><text:span text:style-name="Default_20_Paragraph_20_Font"><text:span text:style-name="T72">;</text:span></text:span></text:p>
        </text:list-item>
        <text:list-item>
          <text:p text:style-name="P64"><text:span text:style-name="Default_20_Paragraph_20_Font"><text:span text:style-name="T74">Published a review article entitled “Alcohol, stem cells and cancer” </text:span></text:span><text:span text:style-name="Default_20_Paragraph_20_Font"><text:span text:style-name="T80">4</text:span></text:span><text:span text:style-name="Default_20_Paragraph_20_Font"><text:span text:style-name="T74">;</text:span></text:span></text:p>
        </text:list-item>
        <text:list-item>
          <text:p text:style-name="P65"><text:span text:style-name="Default_20_Paragraph_20_Font"><text:span text:style-name="T75">TCGA data mining and analyzing of Pan-Cancer Atlas in the TGF-beta signaling </text:span></text:span><text:span text:style-name="Default_20_Paragraph_20_Font"><text:span text:style-name="T76">(under review)</text:span></text:span><text:span text:style-name="Default_20_Paragraph_20_Font"><text:span text:style-name="T75">. </text:span></text:span></text:p>
        </text:list-item>
      </text:list>
      <text:p text:style-name="P15"/>
      <text:p text:style-name="P9"><text:span text:style-name="T13">National Institutes of Health</text:span><text:span text:style-name="T12">, </text:span><text:span text:style-name="T13">Bethesda</text:span><text:span text:style-name="T12">, </text:span><text:span text:style-name="T13">MD <text:s text:c="15"/></text:span><text:span text:style-name="T12"><text:s text:c="39"/></text:span><text:span text:style-name="T15">Oct 201</text:span><text:span text:style-name="T20">2</text:span><text:span text:style-name="T15"> – </text:span><text:span text:style-name="T20">Sept 2015</text:span></text:p>
      <text:p text:style-name="P13">Visiting Fellow</text:p>
      <text:p text:style-name="P25"><text:span text:style-name="T14"><text:s/></text:span><text:span text:style-name="T21">Molecular and cellular biology research </text:span><text:span text:style-name="T22">on the regulation of planar cell polarity</text:span><text:span text:style-name="T16">.</text:span></text:p>
      <text:p text:style-name="P17"/>
      <text:p text:style-name="P22">Achievements:</text:p>
      <text:list xml:id="list1130502618" text:style-name="LS3">
        <text:list-item>
          <text:p text:style-name="P66"><text:span text:style-name="Default_20_Paragraph_20_Font"><text:span text:style-name="T73">Discovered that Wnt5a-induced Vangl2 phosphorylation is a key step for planar cell polarity (PCP) signaling initiation and establishment by showing phosphorylated Vangl2 exhibits altered interaction with other PCP proteins and forms self-aggregation;</text:span></text:span></text:p>
        </text:list-item>
      </text:list>
      <text:list xml:id="list1773146917" text:style-name="LS4">
        <text:list-item>
          <text:p text:style-name="P68"><text:span text:style-name="Default_20_Paragraph_20_Font"><text:span text:style-name="T73">Generated myc-Prickle1 knock-in mice by using CRISPR/Cas9 genome editing technique;</text:span></text:span></text:p>
        </text:list-item>
      </text:list>
      <text:list xml:id="list2477491466" text:style-name="LS5">
        <text:list-item>
          <text:p text:style-name="P67"><text:span text:style-name="Default_20_Paragraph_20_Font"><text:span text:style-name="T77">Discovered that Casein Kinase 1 ε/δ conditional knockout mice exhibit significantly shorted long bones and delayed limb development.</text:span></text:span></text:p>
        </text:list-item>
      </text:list>
      <text:p text:style-name="P16"/>
      <text:p text:style-name="P18"/>
      <text:p text:style-name="P46">Publications</text:p>
      <text:p text:style-name="P46"/>
      <text:p text:style-name="P11"><text:span text:style-name="T41">1. <text:s/></text:span><text:a xlink:type="simple" xlink:href="https://www.ncbi.nlm.nih.gov/pmc/articles/PMC3375531/" text:style-name="Internet_20_link" text:visited-style-name="Visited_20_Internet_20_Link"><text:span text:style-name="T41">https://www.ncbi.nlm.nih.gov/pmc/articles/PMC3375531/</text:span></text:a></text:p>
      <text:p text:style-name="P12"><text:span text:style-name="T41">2. <text:s/></text:span><text:a xlink:type="simple" xlink:href="https://www.ncbi.nlm.nih.gov/pmc/articles/PMC4839765/" text:style-name="Internet_20_link" text:visited-style-name="Visited_20_Internet_20_Link"><text:span text:style-name="T41">https://www.ncbi.nlm.nih.gov/pmc/articles/PMC4839765/</text:span></text:a></text:p>
      <text:p text:style-name="P12"><text:span text:style-name="T41">3. <text:s/></text:span><text:a xlink:type="simple" xlink:href="https://www.ncbi.nlm.nih.gov/pmc/articles/PMC4960540/" text:style-name="Internet_20_link" text:visited-style-name="Visited_20_Internet_20_Link"><text:span text:style-name="T41">https://www.ncbi.nlm.nih.gov/pmc/articles/PMC4960540/</text:span></text:a></text:p>
      <text:p text:style-name="P12"><text:span text:style-name="T41">4. <text:s/></text:span><text:a xlink:type="simple" xlink:href="https://www.ncbi.nlm.nih.gov/pmc/articles/PMC5724803/" text:style-name="Internet_20_link" text:visited-style-name="Visited_20_Internet_20_Link"><text:span text:style-name="T41">https://www.ncbi.nlm.nih.gov/pmc/articles/PMC5724803/</text:span></text:a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21:45:56.143958800</meta:creation-date>
    <meta:generator>LibreOffice/5.4.5.1$Linux_X86_64 LibreOffice_project/40m0$Build-1</meta:generator>
    <dc:date>2018-04-24T01:04:59.164196347</dc:date>
    <meta:editing-duration>PT4H45M58S</meta:editing-duration>
    <meta:editing-cycles>172</meta:editing-cycles>
    <meta:document-statistic meta:table-count="0" meta:image-count="0" meta:object-count="0" meta:page-count="2" meta:paragraph-count="62" meta:word-count="464" meta:character-count="4021" meta:non-whitespace-character-count="3287"/>
  </office:meta>
</office:document-meta>
</file>